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5.0819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color="#00cc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ed4c05"/>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81d41a"/>
    </style:style>
    <style:style style:name="T30" style:family="text">
      <style:text-properties fo:color="#111111"/>
    </style:style>
    <style:style style:name="T31" style:family="text">
      <style:text-properties fo:color="#669900"/>
    </style:style>
    <style:style style:name="T32" style:family="text">
      <style:text-properties fo:color="#cc9900"/>
    </style:style>
    <style:style style:name="T33" style:family="text">
      <style:text-properties fo:color="#996633"/>
    </style:style>
    <style:style style:name="T34" style:family="text">
      <style:text-properties fo:color="#ffff00"/>
    </style:style>
    <style:style style:name="T35"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ا، شریک گرفتی بندھ، <text:span text:style-name="T10">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20" office:value-type="string" calcext:value-type="string">
            <text:p>قالب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4.1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9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table:style-name="ce116"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8">(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8">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7">درستگی</text:span>، <text:span text:style-name="T10">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7.10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1"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21">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0">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9">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9">آئن</text:span>، <text:span text:style-name="T1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9">بارداری عمل، </text:span><text:span text:style-name="T1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29">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9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9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9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30">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9">لٹکن</text:span>، <text:span text:style-name="T3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9">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09"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0">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2">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3">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2">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9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9">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7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1">00/00/0000</text:date>, <text:time style:data-style-name="N2" text:time-value="12:53:58.6116913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11T14:43:30.968249155</dc:date>
    <meta:editing-duration>P95DT6H38M4S</meta:editing-duration>
    <meta:editing-cycles>4167</meta:editing-cycles>
    <meta:generator>LibreOffice/6.4.7.2$Linux_X86_64 LibreOffice_project/40$Build-2</meta:generator>
    <meta:document-statistic meta:table-count="3" meta:cell-count="67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